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D00000236A84508F7DD96D4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72cm" fo:min-width="1.17cm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5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8pt" style:font-size-complex="18pt"/>
    </style:style>
    <style:style style:name="P3" style:family="paragraph">
      <loext:graphic-properties draw:fill="none" draw:fill-color="#ffffff"/>
      <style:text-properties fo:font-size="11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368cm" svg:height="9.243cm" svg:x="2.232cm" svg:y="9.057cm">
          <draw:image xlink:href="Pictures/10000000000003AD00000236A84508F7DD96D472.png" xlink:type="simple" xlink:show="embed" xlink:actuate="onLoad" loext:mime-type="image/png">
            <text:p/>
          </draw:image>
        </draw:frame>
        <draw:frame draw:style-name="gr2" draw:text-style-name="P3" draw:layer="layout" svg:width="2.5cm" svg:height="0.9cm" svg:x="4.6cm" svg:y="17.7cm">
          <draw:text-box>
            <text:p text:style-name="P2"><text:span text:style-name="T1">Est relié à</text:span></text:p>
          </draw:text-box>
        </draw:frame>
        <draw:custom-shape draw:style-name="gr3" draw:text-style-name="P4" draw:layer="layout" svg:width="2.4cm" svg:height="1.2cm" svg:x="4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4cm" svg:height="1.115cm" svg:x="3.7cm" svg:y="16cm">
          <draw:text-box>
            <text:p text:style-name="P2"><text:span text:style-name="T1">0..n</text:span><text:span text:style-name="T1"><text:tab/></text:span><text:span text:style-name="T1"><text:tab/></text:span><text:span text:style-name="T1">0..1</text:span></text:p>
          </draw:text-box>
        </draw:frame>
        <draw:path draw:style-name="gr5" draw:text-style-name="P5" draw:layer="layout" svg:width="1.236cm" svg:height="1.992cm" draw:transform="skewX (-0.0270526034059121) rotate (-3.10319541004592) translate (4.9304286566602cm 17.8899567562957cm)" svg:viewBox="0 0 1237 1993" svg:d="M0 1993c2622 1 262-1993 262-1993">
          <text:p/>
        </draw:path>
        <draw:path draw:style-name="gr5" draw:text-style-name="P5" draw:layer="layout" svg:width="1.218cm" svg:height="2.291cm" draw:transform="skewX (0.011693705988362) rotate (3.09673769181354) translate (7.88847760972555cm 18.0430648364767cm)" svg:viewBox="0 0 1219 2292" svg:d="M1219 2292c-2583 1-259-2292-259-2292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5T11:02:38.857006716</meta:creation-date>
    <dc:date>2021-10-15T11:16:50.155048090</dc:date>
    <meta:editing-duration>PT3M51S</meta:editing-duration>
    <meta:editing-cycles>1</meta:editing-cycles>
    <meta:document-statistic meta:object-count="6"/>
    <meta:generator>LibreOffice/6.4.7.2$Linux_X86_64 LibreOffice_project/40$Build-2</meta:generator>
  </office:meta>
</office:document-meta>
</file>